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1c07" officeooo:paragraph-rsid="00061c07"/>
    </style:style>
    <style:style style:name="P2" style:family="paragraph" style:parent-style-name="Standard" style:list-style-name="L1">
      <style:text-properties officeooo:rsid="00065585" officeooo:paragraph-rsid="000655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56830715" text:style-name="L1">
        <text:list-item>
          <text:p text:style-name="P1">What is the initial suggestion before delving into the theory of network layers?</text:p>
        </text:list-item>
        <text:list-item>
          <text:p text:style-name="P2">How is a typical LAN configured and what role does a router play in it?</text:p>
        </text:list-item>
        <text:list-item>
          <text:p text:style-name="P2">Define what is meant by a host in the context of a LAN?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8T09:19:14.459439643</meta:creation-date>
    <meta:generator>LibreOffice/6.4.7.2$Linux_X86_64 LibreOffice_project/40$Build-2</meta:generator>
    <dc:date>2024-01-18T09:55:40.126870340</dc:date>
    <meta:editing-duration>PT22M44S</meta:editing-duration>
    <meta:editing-cycles>1</meta:editing-cycles>
    <meta:document-statistic meta:table-count="0" meta:image-count="0" meta:object-count="0" meta:page-count="1" meta:paragraph-count="4" meta:word-count="45" meta:character-count="214" meta:non-whitespace-character-count="176"/>
  </office:meta>
</office:document-meta>
</file>